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ffc" officeooo:paragraph-rsid="0018fffc"/>
    </style:style>
    <style:style style:name="P2" style:family="paragraph" style:parent-style-name="Standard">
      <style:text-properties fo:font-weight="bold" officeooo:rsid="0018fffc" officeooo:paragraph-rsid="0018fffc" style:font-weight-asian="bold" style:font-weight-complex="bold"/>
    </style:style>
    <style:style style:name="P3" style:family="paragraph" style:parent-style-name="Standard">
      <style:text-properties fo:font-weight="bold" officeooo:rsid="0026b763" officeooo:paragraph-rsid="0026b763" style:font-weight-asian="bold" style:font-weight-complex="bold"/>
    </style:style>
    <style:style style:name="P4" style:family="paragraph" style:parent-style-name="Standard">
      <style:text-properties fo:font-weight="bold" officeooo:rsid="0025333e" officeooo:paragraph-rsid="0025333e" style:font-weight-asian="bold" style:font-weight-complex="bold"/>
    </style:style>
    <style:style style:name="P5" style:family="paragraph" style:parent-style-name="Standard">
      <style:text-properties fo:font-weight="bold" officeooo:rsid="0025333e" officeooo:paragraph-rsid="0038fe20" style:font-weight-asian="bold" style:font-weight-complex="bold"/>
    </style:style>
    <style:style style:name="P6" style:family="paragraph" style:parent-style-name="Standard">
      <style:text-properties fo:font-weight="bold" officeooo:rsid="002f0cc5" officeooo:paragraph-rsid="002f0cc5" style:font-weight-asian="bold" style:font-weight-complex="bold"/>
    </style:style>
    <style:style style:name="P7" style:family="paragraph" style:parent-style-name="Standard">
      <style:text-properties fo:font-weight="bold" officeooo:rsid="00328fb6" officeooo:paragraph-rsid="0038fe20" style:font-weight-asian="bold" style:font-weight-complex="bold"/>
    </style:style>
    <style:style style:name="P8" style:family="paragraph" style:parent-style-name="Standard">
      <style:text-properties fo:font-weight="bold" officeooo:rsid="00331c0b" officeooo:paragraph-rsid="0038fe20" style:font-weight-asian="bold" style:font-weight-complex="bold"/>
    </style:style>
    <style:style style:name="P9" style:family="paragraph" style:parent-style-name="Standard">
      <style:text-properties fo:font-weight="bold" officeooo:rsid="00438b39" officeooo:paragraph-rsid="00438b39" style:font-weight-asian="bold" style:font-weight-complex="bold"/>
    </style:style>
    <style:style style:name="P10" style:family="paragraph" style:parent-style-name="Standard">
      <style:text-properties fo:font-weight="bold" officeooo:rsid="003e2d2f" officeooo:paragraph-rsid="003e2d2f" style:font-weight-asian="bold" style:font-weight-complex="bold"/>
    </style:style>
    <style:style style:name="P11" style:family="paragraph" style:parent-style-name="Standard">
      <style:text-properties fo:font-weight="bold" officeooo:rsid="00458078" officeooo:paragraph-rsid="00458078" style:font-weight-asian="bold" style:font-weight-complex="bold"/>
    </style:style>
    <style:style style:name="P12" style:family="paragraph" style:parent-style-name="Standard">
      <style:text-properties fo:font-weight="normal" officeooo:rsid="001c5140" officeooo:paragraph-rsid="001c5140" style:font-weight-asian="normal" style:font-weight-complex="normal"/>
    </style:style>
    <style:style style:name="P13" style:family="paragraph" style:parent-style-name="Standard">
      <style:text-properties fo:font-weight="normal" officeooo:rsid="002f0cc5" officeooo:paragraph-rsid="002f0cc5" style:font-weight-asian="normal" style:font-weight-complex="normal"/>
    </style:style>
    <style:style style:name="P14" style:family="paragraph" style:parent-style-name="Standard">
      <style:text-properties fo:font-weight="normal" officeooo:rsid="002f0cc5" officeooo:paragraph-rsid="0025333e" style:font-weight-asian="normal" style:font-weight-complex="normal"/>
    </style:style>
    <style:style style:name="P15" style:family="paragraph" style:parent-style-name="Standard">
      <style:text-properties fo:font-weight="normal" officeooo:rsid="002f0cc5" officeooo:paragraph-rsid="003e2d2f" style:font-weight-asian="normal" style:font-weight-complex="normal"/>
    </style:style>
    <style:style style:name="P16" style:family="paragraph" style:parent-style-name="Standard">
      <style:text-properties fo:font-weight="normal" officeooo:rsid="00458078" officeooo:paragraph-rsid="00458078" style:font-weight-asian="normal" style:font-weight-complex="normal"/>
    </style:style>
    <style:style style:name="P17" style:family="paragraph" style:parent-style-name="Standard">
      <style:text-properties officeooo:rsid="001cf3fc" officeooo:paragraph-rsid="0021392c"/>
    </style:style>
    <style:style style:name="P18" style:family="paragraph" style:parent-style-name="Standard">
      <style:text-properties officeooo:rsid="001cf3fc" officeooo:paragraph-rsid="002a0df3"/>
    </style:style>
    <style:style style:name="P19" style:family="paragraph" style:parent-style-name="Standard">
      <style:text-properties officeooo:rsid="001cf3fc" officeooo:paragraph-rsid="00406096"/>
    </style:style>
    <style:style style:name="P20" style:family="paragraph" style:parent-style-name="Standard">
      <style:text-properties officeooo:rsid="0022527d" officeooo:paragraph-rsid="0022527d"/>
    </style:style>
    <style:style style:name="P21" style:family="paragraph" style:parent-style-name="Standard">
      <style:text-properties officeooo:rsid="0025333e" officeooo:paragraph-rsid="0025333e"/>
    </style:style>
    <style:style style:name="P22" style:family="paragraph" style:parent-style-name="Standard">
      <style:text-properties fo:font-style="normal" fo:font-weight="normal" officeooo:rsid="002a1976" officeooo:paragraph-rsid="002c29c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a1976" officeooo:paragraph-rsid="0038fe2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aa141" officeooo:paragraph-rsid="002aa14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c29cf" officeooo:paragraph-rsid="002c29c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bold" officeooo:rsid="002a1976" officeooo:paragraph-rsid="002c29cf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2a1976" officeooo:paragraph-rsid="0038fe20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c29cf" officeooo:paragraph-rsid="002c29c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3e2d2f" officeooo:paragraph-rsid="003e2d2f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71e97" officeooo:paragraph-rsid="00471e97" style:font-style-asian="normal" style:font-weight-asian="bold" style:font-style-complex="normal" style:font-weight-complex="bold"/>
    </style:style>
    <style:style style:name="P31" style:family="paragraph" style:parent-style-name="Standard">
      <style:text-properties officeooo:paragraph-rsid="0025333e"/>
    </style:style>
    <style:style style:name="P32" style:family="paragraph" style:parent-style-name="Standard">
      <style:text-properties officeooo:rsid="00421d2e" officeooo:paragraph-rsid="00438b39"/>
    </style:style>
    <style:style style:name="P33" style:family="paragraph" style:parent-style-name="Standard">
      <style:text-properties officeooo:rsid="00458078" officeooo:paragraph-rsid="00458078"/>
    </style:style>
    <style:style style:name="P34" style:family="paragraph" style:parent-style-name="Standard">
      <style:paragraph-properties fo:break-before="page"/>
      <style:text-properties fo:font-weight="bold" officeooo:rsid="0025333e" officeooo:paragraph-rsid="0025333e" style:font-weight-asian="bold" style:font-weight-complex="bold"/>
    </style:style>
    <style:style style:name="P35" style:family="paragraph" style:parent-style-name="Standard">
      <style:text-properties fo:font-style="normal" fo:font-weight="normal" officeooo:rsid="002a1976" officeooo:paragraph-rsid="0025333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weight="normal" officeooo:rsid="002f0cc5" officeooo:paragraph-rsid="0025333e" style:font-weight-asian="normal" style:font-weight-complex="normal"/>
    </style:style>
    <style:style style:name="P37" style:family="paragraph" style:parent-style-name="Standard">
      <style:text-properties fo:font-weight="normal" officeooo:rsid="00328fb6" officeooo:paragraph-rsid="0038fe20" style:font-weight-asian="normal" style:font-weight-complex="normal"/>
    </style:style>
    <style:style style:name="P38" style:family="paragraph" style:parent-style-name="Standard">
      <style:text-properties fo:font-weight="normal" officeooo:rsid="0030c961" officeooo:paragraph-rsid="0025333e" style:font-weight-asian="normal" style:font-weight-complex="normal"/>
    </style:style>
    <style:style style:name="P39" style:family="paragraph" style:parent-style-name="Standard">
      <style:text-properties fo:font-weight="normal" officeooo:rsid="0030c961" officeooo:paragraph-rsid="002f0cc5" style:font-weight-asian="normal" style:font-weight-complex="normal"/>
    </style:style>
    <style:style style:name="P40" style:family="paragraph" style:parent-style-name="Standard">
      <style:text-properties fo:font-weight="normal" officeooo:rsid="0033df90" officeooo:paragraph-rsid="0038fe20" style:font-weight-asian="normal" style:font-weight-complex="normal"/>
    </style:style>
    <style:style style:name="P41" style:family="paragraph" style:parent-style-name="Standard">
      <style:text-properties fo:font-weight="normal" officeooo:rsid="0033df90" officeooo:paragraph-rsid="00438b39" style:font-weight-asian="normal" style:font-weight-complex="normal"/>
    </style:style>
    <style:style style:name="P42" style:family="paragraph" style:parent-style-name="Standard">
      <style:text-properties fo:font-weight="normal" officeooo:rsid="00438b39" officeooo:paragraph-rsid="00438b39" style:font-weight-asian="normal" style:font-weight-complex="normal"/>
    </style:style>
    <style:style style:name="P43" style:family="paragraph" style:parent-style-name="Standard">
      <style:text-properties officeooo:rsid="001cf3fc" officeooo:paragraph-rsid="00473eca"/>
    </style:style>
    <style:style style:name="P44" style:family="paragraph" style:parent-style-name="Standard">
      <style:text-properties officeooo:rsid="00421d2e" officeooo:paragraph-rsid="00438b39"/>
    </style:style>
    <style:style style:name="P45" style:family="paragraph" style:parent-style-name="Standard">
      <style:text-properties fo:font-weight="bold" officeooo:rsid="0047f0a8" officeooo:paragraph-rsid="0047f0a8" fo:background-color="#ffff00" style:font-weight-asian="bold" style:font-weight-complex="bold"/>
    </style:style>
    <style:style style:name="P46" style:family="paragraph" style:parent-style-name="Standard">
      <style:text-properties officeooo:rsid="0033df90" officeooo:paragraph-rsid="00438b39"/>
    </style:style>
    <style:style style:name="P47" style:family="paragraph" style:parent-style-name="Standard">
      <style:text-properties officeooo:rsid="0047f0a8" officeooo:paragraph-rsid="0047f0a8" fo:background-color="#ffff00"/>
    </style:style>
    <style:style style:name="P48" style:family="paragraph" style:parent-style-name="Standard">
      <style:text-properties officeooo:rsid="00458078" officeooo:paragraph-rsid="00458078"/>
    </style:style>
    <style:style style:name="P49" style:family="paragraph" style:parent-style-name="Standard">
      <style:text-properties officeooo:rsid="004bb676" officeooo:paragraph-rsid="004bb676"/>
    </style:style>
    <style:style style:name="T1" style:family="text">
      <style:text-properties officeooo:rsid="001af7b0"/>
    </style:style>
    <style:style style:name="T2" style:family="text">
      <style:text-properties officeooo:rsid="001bb41d"/>
    </style:style>
    <style:style style:name="T3" style:family="text">
      <style:text-properties officeooo:rsid="001c514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140" style:font-style-asian="italic" style:font-style-complex="italic"/>
    </style:style>
    <style:style style:name="T6" style:family="text">
      <style:text-properties fo:font-style="italic" officeooo:rsid="002f0cc5" style:font-style-asian="italic" style:font-style-complex="italic"/>
    </style:style>
    <style:style style:name="T7" style:family="text">
      <style:text-properties fo:font-style="italic" officeooo:rsid="0030c961" style:font-style-asian="italic" style:font-style-complex="italic"/>
    </style:style>
    <style:style style:name="T8" style:family="text">
      <style:text-properties fo:font-style="italic" officeooo:rsid="00331c0b" style:font-style-asian="italic" style:font-style-complex="italic"/>
    </style:style>
    <style:style style:name="T9" style:family="text">
      <style:text-properties fo:font-style="italic" officeooo:rsid="003e2d2f" style:font-style-asian="italic" style:font-style-complex="italic"/>
    </style:style>
    <style:style style:name="T10" style:family="text">
      <style:text-properties fo:font-style="italic" officeooo:rsid="0026b763" style:font-style-asian="italic" style:font-style-complex="italic"/>
    </style:style>
    <style:style style:name="T11" style:family="text">
      <style:text-properties fo:font-style="italic" fo:font-weight="bold" officeooo:rsid="002a1976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c29cf" style:font-style-asian="italic" style:font-weight-asian="normal" style:font-style-complex="italic" style:font-weight-complex="normal"/>
    </style:style>
    <style:style style:name="T14" style:family="text">
      <style:text-properties officeooo:rsid="001ed3eb"/>
    </style:style>
    <style:style style:name="T15" style:family="text">
      <style:text-properties officeooo:rsid="001f5548"/>
    </style:style>
    <style:style style:name="T16" style:family="text">
      <style:text-properties officeooo:rsid="0022527d"/>
    </style:style>
    <style:style style:name="T17" style:family="text">
      <style:text-properties officeooo:rsid="00242026"/>
    </style:style>
    <style:style style:name="T18" style:family="text">
      <style:text-properties officeooo:rsid="00253014"/>
    </style:style>
    <style:style style:name="T19" style:family="text">
      <style:text-properties officeooo:rsid="0026b763"/>
    </style:style>
    <style:style style:name="T20" style:family="text">
      <style:text-properties officeooo:rsid="0027ff47"/>
    </style:style>
    <style:style style:name="T21" style:family="text">
      <style:text-properties officeooo:rsid="0029c12e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f0cc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58078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71e97" style:font-style-asian="normal" style:font-style-complex="normal"/>
    </style:style>
    <style:style style:name="T27" style:family="text">
      <style:text-properties fo:font-style="normal" officeooo:rsid="001c5140" style:font-style-asian="normal" style:font-style-complex="normal"/>
    </style:style>
    <style:style style:name="T28" style:family="text">
      <style:text-properties fo:font-style="normal" officeooo:rsid="0026b763" style:font-style-asian="normal" style:font-style-complex="normal"/>
    </style:style>
    <style:style style:name="T29" style:family="text">
      <style:text-properties fo:font-style="normal" officeooo:rsid="0026b763" fo:background-color="#ffff00" loext:char-shading-value="0" style:font-style-asian="normal" style:font-style-complex="normal"/>
    </style:style>
    <style:style style:name="T30" style:family="text">
      <style:text-properties fo:font-style="normal" officeooo:rsid="0026b763" fo:background-color="#ffff00" loext:char-shading-value="0" style:font-style-asian="normal" style:font-style-complex="normal"/>
    </style:style>
    <style:style style:name="T31" style:family="text">
      <style:text-properties officeooo:rsid="002aa141"/>
    </style:style>
    <style:style style:name="T32" style:family="text">
      <style:text-properties officeooo:rsid="002b31f0"/>
    </style:style>
    <style:style style:name="T33" style:family="text">
      <style:text-properties officeooo:rsid="002c8275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f0cc5" style:font-weight-asian="normal" style:font-weight-complex="normal"/>
    </style:style>
    <style:style style:name="T36" style:family="text">
      <style:text-properties fo:font-weight="normal" officeooo:rsid="0030c961" style:font-weight-asian="normal" style:font-weight-complex="normal"/>
    </style:style>
    <style:style style:name="T37" style:family="text">
      <style:text-properties fo:font-weight="normal" officeooo:rsid="00328fb6" style:font-weight-asian="normal" style:font-weight-complex="normal"/>
    </style:style>
    <style:style style:name="T38" style:family="text">
      <style:text-properties fo:font-weight="normal" officeooo:rsid="0033df90" style:font-weight-asian="normal" style:font-weight-complex="normal"/>
    </style:style>
    <style:style style:name="T39" style:family="text">
      <style:text-properties fo:font-weight="normal" officeooo:rsid="003444a7" style:font-weight-asian="normal" style:font-weight-complex="normal"/>
    </style:style>
    <style:style style:name="T40" style:family="text">
      <style:text-properties fo:font-weight="normal" officeooo:rsid="002c29cf" style:font-weight-asian="normal" style:font-weight-complex="normal"/>
    </style:style>
    <style:style style:name="T41" style:family="text">
      <style:text-properties fo:font-weight="normal" officeooo:rsid="002d1c91" style:font-weight-asian="normal" style:font-weight-complex="normal"/>
    </style:style>
    <style:style style:name="T42" style:family="text">
      <style:text-properties fo:font-weight="normal" officeooo:rsid="00473eca" style:font-weight-asian="normal" style:font-weight-complex="normal"/>
    </style:style>
    <style:style style:name="T43" style:family="text">
      <style:text-properties fo:font-weight="normal" officeooo:rsid="0049eaee" style:font-weight-asian="normal" style:font-weight-complex="normal"/>
    </style:style>
    <style:style style:name="T44" style:family="text">
      <style:text-properties fo:font-weight="normal" fo:background-color="#ffff00" loext:char-shading-value="0" style:font-weight-asian="normal" style:font-weight-complex="normal"/>
    </style:style>
    <style:style style:name="T45" style:family="text">
      <style:text-properties fo:font-weight="normal" officeooo:rsid="00473eca" fo:background-color="#ffff00" loext:char-shading-value="0" style:font-weight-asian="normal" style:font-weight-complex="normal"/>
    </style:style>
    <style:style style:name="T46" style:family="text">
      <style:text-properties fo:font-weight="normal" officeooo:rsid="00473eca" fo:background-color="#ffff00" loext:char-shading-value="0" style:font-weight-asian="normal" style:font-weight-complex="normal"/>
    </style:style>
    <style:style style:name="T47" style:family="text">
      <style:text-properties fo:font-weight="normal" fo:background-color="#ffff00" loext:char-shading-value="0" style:font-weight-asian="normal" style:font-weight-complex="normal"/>
    </style:style>
    <style:style style:name="T48" style:family="text">
      <style:text-properties fo:font-weight="normal" officeooo:rsid="0049eaee" fo:background-color="#ffff00" loext:char-shading-value="0" style:font-weight-asian="normal" style:font-weight-complex="normal"/>
    </style:style>
    <style:style style:name="T49" style:family="text">
      <style:text-properties fo:font-weight="normal" officeooo:rsid="0049eaee" fo:background-color="#ffff00" loext:char-shading-value="0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2a1976" style:font-weight-asian="bold" style:font-weight-complex="bold"/>
    </style:style>
    <style:style style:name="T52" style:family="text">
      <style:text-properties fo:font-weight="bold" officeooo:rsid="002c8275" style:font-weight-asian="bold" style:font-weight-complex="bold"/>
    </style:style>
    <style:style style:name="T53" style:family="text">
      <style:text-properties fo:font-weight="bold" officeooo:rsid="003e2d2f" style:font-weight-asian="bold" style:font-weight-complex="bold"/>
    </style:style>
    <style:style style:name="T54" style:family="text">
      <style:text-properties fo:font-weight="bold" officeooo:rsid="002aa141" style:font-weight-asian="bold" style:font-weight-complex="bold"/>
    </style:style>
    <style:style style:name="T55" style:family="text">
      <style:text-properties officeooo:rsid="002fabda"/>
    </style:style>
    <style:style style:name="T56" style:family="text">
      <style:text-properties officeooo:rsid="0030c961"/>
    </style:style>
    <style:style style:name="T57" style:family="text">
      <style:text-properties officeooo:rsid="00328fb6"/>
    </style:style>
    <style:style style:name="T58" style:family="text">
      <style:text-properties officeooo:rsid="0033df90"/>
    </style:style>
    <style:style style:name="T59" style:family="text">
      <style:text-properties officeooo:rsid="0036a43d"/>
    </style:style>
    <style:style style:name="T60" style:family="text">
      <style:text-properties officeooo:rsid="00378b9e"/>
    </style:style>
    <style:style style:name="T61" style:family="text">
      <style:text-properties officeooo:rsid="0038fe20"/>
    </style:style>
    <style:style style:name="T62" style:family="text">
      <style:text-properties officeooo:rsid="003ac2fa"/>
    </style:style>
    <style:style style:name="T63" style:family="text">
      <style:text-properties officeooo:rsid="003b1466"/>
    </style:style>
    <style:style style:name="T64" style:family="text">
      <style:text-properties officeooo:rsid="003ccabf"/>
    </style:style>
    <style:style style:name="T65" style:family="text">
      <style:text-properties officeooo:rsid="003e2d2f"/>
    </style:style>
    <style:style style:name="T66" style:family="text">
      <style:text-properties officeooo:rsid="0042d1c8"/>
    </style:style>
    <style:style style:name="T67" style:family="text">
      <style:text-properties officeooo:rsid="00471e97"/>
    </style:style>
    <style:style style:name="T68" style:family="text">
      <style:text-properties officeooo:rsid="0049eaee"/>
    </style:style>
    <style:style style:name="T69" style:family="text">
      <style:text-properties officeooo:rsid="0026b763" fo:background-color="#ffff00" loext:char-shading-value="0"/>
    </style:style>
    <style:style style:name="T70" style:family="text">
      <style:text-properties officeooo:rsid="0026b763" fo:background-color="#ffff00" loext:char-shading-value="0"/>
    </style:style>
    <style:style style:name="T71" style:family="text">
      <style:text-properties officeooo:rsid="002fabda" fo:background-color="#ffff00" loext:char-shading-value="0"/>
    </style:style>
    <style:style style:name="T72" style:family="text">
      <style:text-properties officeooo:rsid="002fabda" fo:background-color="#ffff00" loext:char-shading-value="0"/>
    </style:style>
    <style:style style:name="T73" style:family="text">
      <style:text-properties officeooo:rsid="0036a43d" fo:background-color="#ffff00" loext:char-shading-value="0"/>
    </style:style>
    <style:style style:name="T74" style:family="text">
      <style:text-properties officeooo:rsid="0036a43d" fo:background-color="#ffff00" loext:char-shading-value="0"/>
    </style:style>
    <style:style style:name="T75" style:family="text">
      <style:text-properties officeooo:rsid="0027ff47" fo:background-color="#ffff00" loext:char-shading-value="0"/>
    </style:style>
    <style:style style:name="T76" style:family="text">
      <style:text-properties officeooo:rsid="0027ff47" fo:background-color="#ffff00" loext:char-shading-value="0"/>
    </style:style>
    <style:style style:name="T77" style:family="text">
      <style:text-properties officeooo:rsid="00253014" fo:background-color="#ffff00" loext:char-shading-value="0"/>
    </style:style>
    <style:style style:name="T78" style:family="text">
      <style:text-properties officeooo:rsid="00253014" fo:background-color="#ffff00" loext:char-shading-value="0"/>
    </style:style>
    <style:style style:name="T79" style:family="text">
      <style:text-properties officeooo:rsid="0022527d" fo:background-color="#ffff00" loext:char-shading-value="0"/>
    </style:style>
    <style:style style:name="T80" style:family="text">
      <style:text-properties officeooo:rsid="0022527d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What are the</text:span> five worst invasive species on Guam that are likely to spread to other <text:span text:style-name="T16">Micronesian</text:span> Islands?</text:p>
      <text:p text:style-name="P2"/>
      <text:p text:style-name="P12">Here’s my answer to the above question which was posed to me by the <text:span text:style-name="T4">Micronesian Forester </text:span><text:span text:style-name="T9">Newsletter</text:span><text:span text:style-name="T65"> </text:span>team.</text:p>
      <text:p text:style-name="P1"/>
      <text:p text:style-name="P1">As <text:span text:style-name="T3">the</text:span> extension entomologist at the University of Guam, I am often asked to predict which invasive species are likely to invade Micronesian <text:span text:style-name="T3">i</text:span>slands. <text:s/><text:span text:style-name="T1">There are a lot to choose from. The </text:span><text:a xlink:type="simple" xlink:href="https://www.navfac.navy.mil/content/dam/navfac/NAVFAC%20Pacific/PDFs/Regional%20Biosecurity%20Plan%20for%20Micronesia%20and%20Hawaii/PAC_Regional%20Biosecurity%20Plan%20for%20Micronesia%20and%20Hawaii%20Volume%20IV.pdf" text:style-name="Internet_20_link" text:visited-style-name="Visited_20_Internet_20_Link"><text:span text:style-name="T2">Regional Biosecurity Plan for </text:span></text:a><text:a xlink:type="simple" xlink:href="https://www.navfac.navy.mil/content/dam/navfac/NAVFAC%20Pacific/PDFs/Regional%20Biosecurity%20Plan%20for%20Micronesia%20and%20Hawaii/PAC_Regional%20Biosecurity%20Plan%20for%20Micronesia%20and%20Hawaii%20Volume%20IV.pdf" text:style-name="Internet_20_link" text:visited-style-name="Visited_20_Internet_20_Link"><text:span text:style-name="T3">Micronesia and Hawaii</text:span></text:a><text:span text:style-name="T3"> contains a list entitled </text:span><text:span text:style-name="T5">Exotic Plant Pests with the Potential to be Introduced into the </text:span><text:span text:style-name="T4">Micronesia Region</text:span><text:span text:style-name="T25">. </text:span><text:span text:style-name="T26">This list </text:span><text:span text:style-name="T27">is 68 pages l</text:span><text:span text:style-name="T3">ong </text:span><text:span text:style-name="T67">and it contains hundreds of species</text:span><text:span text:style-name="T3">. Not very useful!</text:span></text:p>
      <text:p text:style-name="P1"/>
      <text:p text:style-name="P18">A <text:span text:style-name="T14">much </text:span>better reference <text:span text:style-name="T14">for answering the </text:span><text:span text:style-name="T16">current </text:span><text:span text:style-name="T14">question </text:span>is the <text:a xlink:type="simple" xlink:href="https://hdoa.hawaii.gov/pi/ppc/new-pest-advisories/" text:style-name="Internet_20_link" text:visited-style-name="Visited_20_Internet_20_Link">New Pest A</text:a><text:a xlink:type="simple" xlink:href="https://hdoa.hawaii.gov/pi/ppc/new-pest-advisories/" text:style-name="Internet_20_link" text:visited-style-name="Visited_20_Internet_20_Link"><text:span text:style-name="T21">dvisor</text:span></text:a><text:a xlink:type="simple" xlink:href="https://hdoa.hawaii.gov/pi/ppc/new-pest-advisories/" text:style-name="Internet_20_link" text:visited-style-name="Visited_20_Internet_20_Link"><text:span text:style-name="T59">y</text:span></text:a> <text:span text:style-name="T21">series </text:span>maintained <text:span text:style-name="T17">online </text:span>by the Hawaii Department of Agriculture. <text:span text:style-name="T14">Many invasive species detected in Hawaii are subsequently </text:span><text:span text:style-name="T20">found</text:span><text:span text:style-name="T14"> </text:span><text:span text:style-name="T18">in Micronesia</text:span><text:span text:style-name="T14"> a few years later. I am not suggesting that Hawaii is a major source of invasive species for </text:span><text:span text:style-name="T18">Micronesia</text:span><text:span text:style-name="T14">. </text:span><text:span text:style-name="T15">Many invasive species arrive </text:span><text:span text:style-name="T18">in</text:span><text:span text:style-name="T15"> Hawaii and </text:span><text:span text:style-name="T18">Micronesia</text:span><text:span text:style-name="T15"> from a common source. The</text:span><text:span text:style-name="T20">re are also many cases where </text:span><text:span text:style-name="T15">invasive species are first detected </text:span><text:span text:style-name="T16">in Micronesia </text:span><text:span text:style-name="T20">and later </text:span><text:span text:style-name="T15">in Hawaii. </text:span></text:p>
      <text:p text:style-name="P18"/>
      <text:p text:style-name="P43"><text:span text:style-name="T16">So let’s have a look at invasive species which are included in the Hawaiian New Pest Alerts which have also invaded Guam. </text:span><text:span text:style-name="T70">These species </text:span><text:span text:style-name="T72">cause enough damage in Hawaii to warrant a New Pest Advisory, </text:span><text:span text:style-name="T74">are already on Guam, </text:span><text:span text:style-name="T72"><text:s/></text:span><text:span text:style-name="T76">have been “</text:span><text:span text:style-name="T30">on the move”</text:span><text:span text:style-name="T70"> </text:span><text:span text:style-name="T76">in recent years,</text:span><text:span text:style-name="T72"> </text:span><text:span text:style-name="T70">and </text:span><text:span text:style-name="T72">are</text:span><text:span text:style-name="T70"> likely to end up </text:span><text:span text:style-name="T78">elsewhere in Micronesia</text:span><text:span text:style-name="T80">.</text:span><text:span text:style-name="T16"> </text:span><text:span text:style-name="T55">My choice of </text:span><text:span text:style-name="T32"><text:s/>“five worst” </text:span><text:span text:style-name="T61">is </text:span><text:span text:style-name="T32">based on severity of potential damage to forests.</text:span></text:p>
      <text:p text:style-name="P19"/>
      <text:p text:style-name="P31"><text:span text:style-name="T53">1. </text:span><text:span text:style-name="T51">Coconut rhinoceros beetle </text:span><text:span text:style-name="T52">(CRB)</text:span><text:span text:style-name="T51">, </text:span><text:span text:style-name="T11">Oryctes rhinoceros </text:span><text:a xlink:type="simple" xlink:href="https://hdoa.hawaii.gov/pi/files/2013/01/npa-CRB-5-1-14.pdf" text:style-name="Internet_20_link" text:visited-style-name="Visited_20_Internet_20_Link"><text:span text:style-name="T23">New Pest Advisory</text:span></text:a></text:p>
      <text:p text:style-name="P35"/>
      <text:p text:style-name="P26">First island records <text:span text:style-name="T31">for</text:span> Hawaii and Micronesia: </text:p>
      <text:p text:style-name="P22"><text:span text:style-name="T31">Palau 1940s; Guam 2007; Hawaii (Oahu 2013); CNMI (Rota 20</text:span><text:span text:style-name="T63">17</text:span><text:span text:style-name="T31">)</text:span></text:p>
      <text:p text:style-name="P22"/>
      <text:p text:style-name="P28">Interceptions:</text:p>
      <text:p text:style-name="P25">Hawaii (<text:span text:style-name="T63">Big Island 2010, </text:span><text:span text:style-name="T62">Oahu 2013</text:span>); CNMI (Saipan 2006, <text:span text:style-name="T33">Saipan </text:span><text:span text:style-name="T63">2017</text:span>)</text:p>
      <text:p text:style-name="P24"/>
      <text:p text:style-name="P29">Potential impact:</text:p>
      <text:p text:style-name="P30"><text:span text:style-name="T34">With high populations of CRB in Guam and Palau it is only a matter of time before this major pest spreads elsewhere in Micronesia. </text:span><text:span text:style-name="T40">If CRB gets to atolls where islanders depend on coconut as </text:span><text:span text:style-name="T13">the tree of life</text:span><text:span text:style-name="T40">, </text:span><text:span text:style-name="T41">impacts</text:span><text:span text:style-name="T40"> </text:span><text:span text:style-name="T34">will</text:span><text:span text:style-name="T40"> be catastrophic.</text:span></text:p>
      <text:p text:style-name="P21"/>
      <text:p text:style-name="P4"><text:span text:style-name="T65">2. </text:span>L<text:span text:style-name="T33">ittle fire ant (L</text:span>FA<text:span text:style-name="T33">), </text:span><text:span text:style-name="T6">Wasmannia auropunctata</text:span><text:span text:style-name="T23"> </text:span><text:a xlink:type="simple" xlink:href="https://hdoa.hawaii.gov/pi/files/2013/01/npa99-02-lfireant.pdf" text:style-name="Internet_20_link" text:visited-style-name="Visited_20_Internet_20_Link"><text:span text:style-name="T23">New Pest Advisory</text:span></text:a></text:p>
      <text:p text:style-name="P14"/>
      <text:p text:style-name="P27">First island records <text:span text:style-name="T31">for</text:span> Hawaii and Micronesia: </text:p>
      <text:p text:style-name="P13"><text:span text:style-name="T60">Hawaii (</text:span>Big Island 1999, <text:span text:style-name="T65">Kauai 1999, </text:span>Maui 20<text:span text:style-name="T65">09</text:span>, Oahu 2013<text:span text:style-name="T60">); </text:span>Guam <text:span text:style-name="T64">2011</text:span>; <text:span text:style-name="T60">FSM (</text:span>Yap <text:span text:style-name="T64">2017</text:span><text:span text:style-name="T60">)</text:span></text:p>
      <text:p text:style-name="P13"/>
      <text:p text:style-name="P10">Potential impact:</text:p>
      <text:p text:style-name="P15">In addition to being a nuisance because of its sting, LFA kills small animals including beneficial insects, while protecting sap sucking pests. <text:span text:style-name="T65">P</text:span>redicted economic costs to the island of Hawaii alone are</text:p>
      <text:p text:style-name="P15">likely to exceed $100 million annually.</text:p>
      <text:p text:style-name="P4"/>
      <text:p text:style-name="P34"><text:span text:style-name="T65">3. </text:span><text:span text:style-name="T56">Asian cycad scale,</text:span><text:span text:style-name="T34"> </text:span><text:span text:style-name="T7">Aulacaspis yasumatsui</text:span><text:span text:style-name="T36"> </text:span><text:a xlink:type="simple" xlink:href="https://hdoa.hawaii.gov/pi/files/2013/01/npa99-01-spalmscale2.pdf" text:style-name="Internet_20_link" text:visited-style-name="Visited_20_Internet_20_Link"><text:span text:style-name="T35">New Pest Advisory</text:span></text:a></text:p>
      <text:p text:style-name="P14"/>
      <text:p text:style-name="P27">First island records <text:span text:style-name="T31">for</text:span> Hawaii and Micronesia: </text:p>
      <text:p text:style-name="P5"><text:span text:style-name="T37">Hawaii (</text:span><text:span text:style-name="T35">Oahu 1998, Big Island 2000, Kau</text:span><text:span text:style-name="T37">a</text:span><text:span text:style-name="T35">i 2003</text:span><text:span text:style-name="T37">); </text:span><text:span text:style-name="T35">Guam 2003; Palau 2005; </text:span><text:span text:style-name="T37">CNMI (Rota 2005, </text:span><text:span text:style-name="T35">Tinian 2019</text:span><text:span text:style-name="T37">)</text:span></text:p>
      <text:p text:style-name="P37"/>
      <text:p text:style-name="P9"><text:span text:style-name="T57">P</text:span>otential impact:</text:p>
      <text:p text:style-name="P9"><text:span text:style-name="T34">It is estimated that this scale insect has killed 96% of fadang, </text:span><text:span text:style-name="T12">Cycas micronesica,</text:span><text:span text:style-name="T22"> on Guam and no reproduction is taking place</text:span><text:span text:style-name="T12">. </text:span><text:span text:style-name="T22">Two decades ago, fadang was the most abundant tree in Guams forests. A large uninfested cycad population in Yap State is at high risk </text:span><text:span text:style-name="T24">from scale insects arriving via transport links from Palau and Guam.</text:span></text:p>
      <text:p text:style-name="P21"/>
      <text:p text:style-name="P4"><text:span text:style-name="T65">4. </text:span><text:span text:style-name="T56">A</text:span>cacia whitefly, <text:span text:style-name="T7">Tetraleurodes acaciae</text:span><text:span text:style-name="T36"> </text:span><text:a xlink:type="simple" xlink:href="https://hdoa.hawaii.gov/pi/files/2021/12/NPA-21-02-Tetraleurodes-acaciae2.pdf" text:style-name="Internet_20_link" text:visited-style-name="Visited_20_Internet_20_Link"><text:span text:style-name="T36">New Pest Advisory</text:span></text:a></text:p>
      <text:p text:style-name="P38"/>
      <text:p text:style-name="P23"><text:span text:style-name="T50">First island records </text:span><text:span text:style-name="T54">for</text:span><text:span text:style-name="T50"> Hawaii and Micronesia:</text:span> </text:p>
      <text:p text:style-name="P7"><text:span text:style-name="T34">Guam </text:span><text:span text:style-name="T39">2007</text:span><text:span text:style-name="T34">, </text:span><text:span text:style-name="T36">H</text:span><text:span text:style-name="T34">awaii (Oahu 2021)</text:span></text:p>
      <text:p text:style-name="P37"/>
      <text:p text:style-name="P11">Potential impacts:</text:p>
      <text:p text:style-name="P16">This whitefly is capable of rapid defoliation of many tree species.</text:p>
      <text:p text:style-name="P4"/>
      <text:p text:style-name="P6"><text:span text:style-name="T65">5. </text:span><text:span text:style-name="T56">L</text:span>obate lac scale, <text:span text:style-name="T8">Paratachardina pseudolobata</text:span> <text:a xlink:type="simple" xlink:href="https://hdoa.hawaii.gov/pi/files/2013/01/3-27-2013-Lobate-lac-scale-NPA.pdf" text:style-name="Internet_20_link" text:visited-style-name="Visited_20_Internet_20_Link"><text:span text:style-name="T36">New Pest Advisory</text:span></text:a></text:p>
      <text:p text:style-name="P39"/>
      <text:p text:style-name="P23">First island records <text:span text:style-name="T31">for</text:span> Hawaii and Micronesia: </text:p>
      <text:p text:style-name="P8"><text:span text:style-name="T36">H</text:span><text:span text:style-name="T34">awaii (Oahu </text:span><text:span text:style-name="T47">20</text:span><text:span text:style-name="T46">12</text:span><text:span text:style-name="T34">), Guam </text:span><text:span text:style-name="T38">2018</text:span></text:p>
      <text:p text:style-name="P40"/>
      <text:p text:style-name="P11"><text:span text:style-name="T38">T</text:span><text:span text:style-name="T34">his scale insect is capable of infesting and killing many tree species.</text:span></text:p>
      <text:p text:style-name="P40"/>
      <text:p text:style-name="P9"><text:span text:style-name="T58">S</text:span>tatistics</text:p>
      <text:p text:style-name="P42"/>
      <text:p text:style-name="P32">Number of NPA New Pest Advisories: <text:span text:style-name="T66">45</text:span></text:p>
      <text:p text:style-name="P32">Number of NPA species occurring in Hawaii and Guam: <text:span text:style-name="T66">11</text:span></text:p>
      <text:p text:style-name="P32">Number of NPA species detecting on Guam before Hawaii: <text:span text:style-name="T66">5</text:span></text:p>
      <text:p text:style-name="P32"><text:a xlink:type="simple" xlink:href="http://aubreymoore.github.io/IAS-BOLOs-based-on-Hawaii-NPAs/npa.md" text:style-name="Internet_20_link" text:visited-style-name="Visited_20_Internet_20_Link">Data source</text:a></text:p>
      <text:p text:style-name="P32"/>
      <text:p text:style-name="P45">Reference</text:p>
      <text:p text:style-name="P47"/>
      <text:p text:style-name="P46"><text:span text:style-name="T47">Moore, Aubrey </text:span><text:span text:style-name="T49">2020</text:span><text:span text:style-name="T47">. Predicting Invasive Species Arrivals on Guam. Presented at the Forestry Workshop on Invasive Insects, University of Guam, Mangilao, Guam, February 11, 2020. <text:s/></text:span><text:a xlink:type="simple" xlink:href="https://aubreymoore.github.io/guam-ias-bolo" text:style-name="Internet_20_link" text:visited-style-name="Visited_20_Internet_20_Link"><text:span text:style-name="T47">https://aubreymoore.github.io/guam-ias-bolo</text:span></text:a></text:p>
      <text:p text:style-name="P41"/>
      <text:p text:style-name="P33">Aubrey Moore</text:p>
      <text:p text:style-name="P33"/>
      <text:p text:style-name="P49">Created 2022-02-24</text:p>
      <text:p text:style-name="P33"><text:span text:style-name="T68">Updated </text:span>2022-0<text:span text:style-name="T68">4-02</text:span></text:p>
      <text:p text:style-name="P3"/>
      <text:p text:style-name="P3"/>
      <text:p text:style-name="P3"/>
      <text:p text:style-name="P17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2-02-24T11:14:51.899535430</meta:creation-date>
    <dc:date>2022-04-02T07:31:00.362323718</dc:date>
    <dc:creator>Aubrey Moore</dc:creator>
    <meta:editing-duration>PT1H30M18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636" meta:character-count="3951" meta:non-whitespace-character-count="3347"/>
    <meta:user-defined meta:name="ZOTERO_PREF_1">&lt;data data-version="3" zotero-version="6.0.4"&gt;&lt;session id="8ktE5ThD"/&gt;&lt;style id="" hasBibliography="0" bibliographyStyleHasBeenSet="0"/&gt;&lt;prefs/&gt;&lt;/data&gt;</meta:user-defined>
  </office:meta>
</office:document-meta>
</file>